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2:Feuille1.D2 Feuille1.D3:Feuille1.D6 Feuille1.E2:Feuille1.E2 Feuille1.E3:Feuille1.E6 Feuille1.F2:Feuille1.F2 Feuille1.F3:Feuille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row table:style-name="ro1">
          <table:table-cell table:number-columns-repeated="4"/>
          <table:table-cell table:style-name="Default" office:value-type="string" calcext:value-type="string">
            <text:p><text:s/>outgoing throughput(message/second)</text:p>
          </table:table-cell>
          <table:table-cell table:style-name="Default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monothreaded</text:p>
          </table:table-cell>
          <table:table-cell table:style-name="Default" office:value-type="string" calcext:value-type="string">
            <text:p>synchronized, unbounded po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office:value-type="float" office:value="20120724.3460765" calcext:value-type="float">
            <text:p>20120724</text:p>
          </table:table-cell>
          <table:table-cell office:value-type="float" office:value="6381620.93171666" calcext:value-type="float">
            <text:p>63816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office:value-type="float" office:value="16920473.7732657" calcext:value-type="float">
            <text:p>16920474</text:p>
          </table:table-cell>
          <table:table-cell office:value-type="float" office:value="7552870.09063444" calcext:value-type="float">
            <text:p>75528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office:value-type="float" office:value="5491488.19330038" calcext:value-type="float">
            <text:p>5491488</text:p>
          </table:table-cell>
          <table:table-cell office:value-type="float" office:value="1555693.8394524" calcext:value-type="float">
            <text:p>1555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office:value-type="float" office:value="666666.666666667" calcext:value-type="float">
            <text:p>666667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5:27:13.699448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2T15:37:54.479254402</dc:date>
    <meta:editing-duration>PT17M1S</meta:editing-duration>
    <meta:editing-cycles>4</meta:editing-cycles>
    <meta:generator>LibreOffice/4.3.7.2$Linux_X86_64 LibreOffice_project/43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952cm" style:legend-expansion="high" chart:style-name="ch2"/>
        <chart:plot-area chart:style-name="ch3" table:cell-range-address="Feuille1.D2:Feuille1.F6" chart:data-source-has-labels="both" svg:x="0.32cm" svg:y="0.18cm" svg:width="9.948cm" svg:height="8.64cm">
          <chartooo:coordinate-region svg:x="2.053cm" svg:y="0.379cm" svg:width="8.131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6381620.93171666">
                <text:p>6381620.93171666</text:p>
                <draw:g>
                  <svg:desc>Feuille1.F3:Feuille1.F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7552870.09063444">
                <text:p>7552870.09063444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1555693.8394524">
                <text:p>1555693.8394524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